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mily-generic="system" style:font-pitch="variable"/>
    <style:font-face style:name="+mn-ea" svg:font-family="+mn-ea"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3" style:family="table">
      <style:table-properties style:width="0.834cm" fo:margin-top="0cm" fo:margin-bottom="0cm" table:align="margins" style:writing-mode="lr-tb"/>
    </style:style>
    <style:style style:name="Table3.A" style:family="table-column">
      <style:table-column-properties style:column-width="0.834cm" style:rel-column-width="65535*"/>
    </style:style>
    <style:style style:name="Table3.1" style:family="table-row">
      <style:table-row-properties style:min-row-height="10.502cm" fo:keep-together="always"/>
    </style:style>
    <style:style style:name="Table3.A1" style:family="table-cell">
      <style:table-cell-properties fo:padding-left="0.191cm" fo:padding-right="0.191cm" fo:padding-top="0cm" fo:padding-bottom="0cm" fo:border="none" loext:writing-mode="bt-lr"/>
    </style:style>
    <style:style style:name="Table3.2" style:family="table-row">
      <style:table-row-properties fo:keep-together="always"/>
    </style:style>
    <style:style style:name="Table3.A2" style:family="table-cell">
      <style:table-cell-properties fo:padding-left="0.191cm" fo:padding-right="0.191cm" fo:padding-top="0cm" fo:padding-bottom="0cm" fo:border="none" style:writing-mode="lr-tb"/>
    </style:style>
    <style:style style:name="Table2" style:family="table">
      <style:table-properties style:width="0.834cm" fo:margin-top="0cm" fo:margin-bottom="0cm" table:align="margins" style:writing-mode="lr-tb"/>
    </style:style>
    <style:style style:name="Table2.A" style:family="table-column">
      <style:table-column-properties style:column-width="0.834cm" style:rel-column-width="65535*"/>
    </style:style>
    <style:style style:name="Table2.1" style:family="table-row">
      <style:table-row-properties style:min-row-height="10.502cm" fo:keep-together="always"/>
    </style:style>
    <style:style style:name="Table2.A1" style:family="table-cell">
      <style:table-cell-properties fo:padding-left="0.191cm" fo:padding-right="0.191cm" fo:padding-top="0cm" fo:padding-bottom="0cm" fo:border="none" loext:writing-mode="bt-lr"/>
    </style:style>
    <style:style style:name="Table2.2" style:family="table-row">
      <style:table-row-properties fo:keep-together="always"/>
    </style:style>
    <style:style style:name="Table2.A2" style:family="table-cell">
      <style:table-cell-properties fo:padding-left="0.191cm" fo:padding-right="0.191cm" fo:padding-top="0cm" fo:padding-bottom="0cm" fo:border="none" style:writing-mode="lr-tb"/>
    </style:style>
    <style:style style:name="Table1" style:family="table">
      <style:table-properties style:width="12.201cm" fo:margin-top="0cm" fo:margin-bottom="0cm" table:align="center" style:writing-mode="lr-tb"/>
    </style:style>
    <style:style style:name="Table1.A" style:family="table-column">
      <style:table-column-properties style:column-width="3.39cm"/>
    </style:style>
    <style:style style:name="Table1.B" style:family="table-column">
      <style:table-column-properties style:column-width="1.446cm"/>
    </style:style>
    <style:style style:name="Table1.C" style:family="table-column">
      <style:table-column-properties style:column-width="2.658cm"/>
    </style:style>
    <style:style style:name="Table1.D" style:family="table-column">
      <style:table-column-properties style:column-width="3.392cm"/>
    </style:style>
    <style:style style:name="Table1.E" style:family="table-column">
      <style:table-column-properties style:column-width="1.314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Header_20_Odd">
      <style:paragraph-properties>
        <style:tab-stops>
          <style:tab-stop style:position="7.502cm" style:type="center"/>
          <style:tab-stop style:position="15cm" style:type="right"/>
        </style:tab-stops>
      </style:paragraph-properties>
    </style:style>
    <style:style style:name="P2" style:family="paragraph" style:parent-style-name="Standard">
      <style:paragraph-properties fo:margin-top="0cm" fo:margin-bottom="0cm" style:contextual-spacing="false" fo:line-height="100%" fo:text-align="center" style:justify-single-word="false" fo:keep-together="always" fo:orphans="2" fo:widows="2" fo:keep-with-next="always"/>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keep-together="always" fo:orphans="2" fo:widows="2" fo:keep-with-next="always"/>
      <style:text-properties fo:color="#ff0000" loext:opacity="100%" style:font-name="Calibri" fo:font-size="11pt" fo:language="es" fo:country="ES" style:letter-kerning="false" style:font-name-asian="Calibri1" style:font-size-asian="11pt" style:language-asian="en" style:country-asian="US" style:font-size-complex="11pt" style:language-complex="ar" style:country-complex="SA"/>
    </style:style>
    <style:style style:name="P4" style:family="paragraph" style:parent-style-name="Código">
      <style:text-properties fo:language="en" fo:country="US"/>
    </style:style>
    <style:style style:name="P5" style:family="paragraph" style:parent-style-name="Código">
      <style:text-properties fo:color="#595959" loext:opacity="100%" fo:language="en" fo:country="US">
        <loext:char-complex-color loext:theme-type="dark1" loext:color-type="theme">
          <loext:transformation loext:type="tint" loext:value="3490"/>
        </loext:char-complex-color>
      </style:text-properties>
    </style:style>
    <style:style style:name="P6" style:family="paragraph" style:parent-style-name="Footer_20_Even">
      <style:paragraph-properties fo:margin-left="0.199cm" fo:margin-right="0.199cm" fo:margin-top="0cm" fo:margin-bottom="0cm" style:contextual-spacing="false" fo:orphans="2" fo:widows="2" fo:padding="0cm" fo:border="none">
        <style:tab-stops>
          <style:tab-stop style:position="10.045cm"/>
          <style:tab-stop style:position="15cm" style:type="right"/>
        </style:tab-stops>
      </style:paragraph-properties>
      <style:text-properties style:font-name="Calibri" fo:language="es" fo:country="ES" style:letter-kerning="false" style:font-name-asian="Calibri1" style:language-asian="en" style:country-asian="US" style:font-size-complex="11pt" style:language-complex="ar" style:country-complex="SA"/>
    </style:style>
    <style:style style:name="P7" style:family="paragraph" style:parent-style-name="Footer_20_Even">
      <style:paragraph-properties fo:margin-top="0cm" fo:margin-bottom="0cm" style:contextual-spacing="false" fo:orphans="2" fo:widows="2">
        <style:tab-stops>
          <style:tab-stop style:position="10.045cm"/>
          <style:tab-stop style:position="15cm" style:type="right"/>
        </style:tab-stops>
      </style:paragraph-properties>
      <style:text-properties style:font-name="Calibri" fo:language="es" fo:country="ES" style:letter-kerning="false" style:font-name-asian="Calibri1" style:language-asian="en" style:country-asian="US" style:font-size-complex="11pt" style:language-complex="ar" style:country-complex="SA"/>
    </style:style>
    <style:style style:name="P8" style:family="paragraph" style:parent-style-name="Heading_20_2" style:list-style-name="WWNum8"/>
    <style:style style:name="P9" style:family="paragraph" style:parent-style-name="List_20_Paragraph" style:list-style-name="WWNum13"/>
    <style:style style:name="P10" style:family="paragraph" style:parent-style-name="List_20_Paragraph" style:list-style-name="WWNum12"/>
    <style:style style:name="P11" style:family="paragraph" style:parent-style-name="List_20_Paragraph" style:list-style-name="WWNum11"/>
    <style:style style:name="P12" style:family="paragraph" style:parent-style-name="Standard">
      <style:text-properties fo:language="en" fo:country="US"/>
    </style:style>
    <style:style style:name="P13" style:family="paragraph" style:parent-style-name="Standard">
      <style:paragraph-properties fo:margin-top="0cm" fo:margin-bottom="0cm" style:contextual-spacing="false" fo:line-height="100%" fo:keep-together="always" fo:orphans="2" fo:widows="2" fo:keep-with-next="always"/>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line-height="100%" fo:text-align="center" style:justify-single-word="false" fo:keep-together="always" fo:orphans="2" fo:widows="2" fo:keep-with-next="always"/>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style:rfc-language-tag="es-ES-u-co-trad" fo:language="es" fo:country="ES"/>
    </style:style>
    <style:style style:name="T5" style:family="text">
      <style:text-properties fo:language="en" fo:country="US"/>
    </style:style>
    <style:style style:name="T6" style:family="text">
      <style:text-properties fo:color="#595959" loext:opacity="100%">
        <loext:char-complex-color loext:theme-type="dark1" loext:color-type="theme">
          <loext:transformation loext:type="tint" loext:value="3490"/>
        </loext:char-complex-color>
      </style:text-properties>
    </style:style>
    <style:style style:name="T7" style:family="text">
      <style:text-properties fo:color="#595959" loext:opacity="100%" fo:language="en" fo:country="US">
        <loext:char-complex-color loext:theme-type="dark1" loext:color-type="theme">
          <loext:transformation loext:type="tint" loext:value="3490"/>
        </loext:char-complex-color>
      </style:text-properties>
    </style:style>
    <style:style style:name="T8" style:family="text">
      <style:text-properties fo:font-style="italic" style:font-style-asian="italic" style:font-style-complex="italic"/>
    </style:style>
    <style:style style:name="T9" style:family="text">
      <style:text-properties fo:color="#00b0f0" loext:opacity="100%"/>
    </style:style>
    <style:style style:name="T10" style:family="text">
      <style:text-properties fo:color="#ff0000" loext:opacity="100%"/>
    </style:style>
    <style:style style:name="T11" style:family="text">
      <style:text-properties fo:color="#ff0000" loext:opacity="100%" fo:language="en" fo:country="US" fo:font-weight="bold" style:font-weight-asian="bold" style:font-weight-complex="bold"/>
    </style:style>
    <style:style style:name="T12" style:family="text">
      <style:text-properties officeooo:rsid="0016441d"/>
    </style:style>
    <style:style style:name="T13" style:family="text">
      <style:text-properties officeooo:rsid="001887f1"/>
    </style:style>
    <style:style style:name="fr1" style:family="graphic" style:parent-style-name="Frame">
      <style:graphic-properties fo:margin-left="1cm" fo:margin-right="0.25cm" fo:margin-top="0cm" fo:margin-bottom="0cm" style:vertical-pos="from-top" style:vertical-rel="page" style:horizontal-pos="center" style:horizontal-rel="page" draw:opacity="0%" fo:padding="0cm" fo:border="none" style:flow-with-text="true"/>
    </style:style>
    <style:style style:name="fr2" style:family="graphic" style:parent-style-name="Frame">
      <style:graphic-properties fo:margin-left="0.25cm" fo:margin-right="1cm" fo:margin-top="0cm" fo:margin-bottom="0cm" style:vertical-pos="from-top" style:vertical-rel="page" style:horizontal-pos="center" style:horizontal-rel="page" draw:opacity="0%" fo:padding="0cm" fo:border="non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ext-input text:description="">Configuración de VTP para distribuir VLANs</text:text-input></text:p>
      <text:p text:style-name="Subtitle"><loext:content-control loext:plain-text="true" loext:alias="Autor" loext:id="1781763744">Guillermo Pérez Trabado</loext:content-control><text:tab/>©2016-<text:date style:data-style-name="N10111" text:date-value="2024-04-10T00:04:13.552181599">2024</text:date></text:p>
      <text:p text:style-name="Subtítulo2"><text:text-input text:description="">Diseño de Infraestructuras de Redes</text:text-input></text:p>
      <text:p text:style-name="Subtítulo2">Dept. de Arquitectura de Computadores - <loext:content-control loext:plain-text="true" loext:alias="Compañía" loext:id="1371031577">Universidad de Málaga</loext:content-control></text:p>
      <text:h text:style-name="Heading_20_1" text:outline-level="1">Escenario</text:h>
      <text:p text:style-name="Standard">En este segundo escenario vamos a configurar una sede central con una estructura de red lógica más compleja. En el escenario anterior todo el site formaba una única LAN en la que todos los equipos se veían entre sí. <text:s/>Ahora, cada departamento tendrá su VLAN propia de forma que los terminales solo podrán verse entre sí. En esta etapa aun no habrá un router, por lo que las VLANs quedarán aisladas temporalmente mientras lo instalamos.</text:p>
      <text:p text:style-name="Standard">Vamos a aprender a configurar el árbol de switches de la red Ethernet de un site para poder usar VLANs 802.1Q. La configuración de una VLAN necesita cumplir tres requisitos:</text:p>
      <text:list xml:id="list194400717" text:style-name="WWNum13">
        <text:list-item>
          <text:p text:style-name="P9">Que la VLAN haya sido creada en uno o más switches (aquellos que tienen clientes en la VLAN).</text:p>
        </text:list-item>
        <text:list-item>
          <text:p text:style-name="P9">Que los puertos ethernet de los terminales de una VLAN hayan sido conectados a dicha VLAN en modo acceso.</text:p>
        </text:list-item>
        <text:list-item>
          <text:p text:style-name="P9">Que los enlaces entre diferentes switches estén configurados en modo <text:span text:style-name="T2">trunk</text:span> para permitir transferir el tráfico de dicha VLAN entre switches que tengan terminales de la misma.</text:p>
        </text:list-item>
      </text:list>
      <text:p text:style-name="Standard" loext:marker-style-name="T4">La tarea de crear la VLAN en un switch es muy sencilla (un solo comando), pero dar de alta la VLAN en todos los switches de una red es no solo tedioso, sino que también existe la posibilidad de olvidar crearla en alguno de ellos y que luego nos cueste tiempo descubrir el problema si hay un terminal en dicho switch. Para ello, Cisco creó un protocolo denominado Virtual Trunking Protocol<text:span text:style-name="T4"> (VTP) cuya misión es distribuir la base de datos de VLANs de un switch maestro a todos los switches de un site de forma instantánea.</text:span><text:span text:style-name="T4"/></text:p>
      <text:p text:style-name="Standard" loext:marker-style-name="T4"><text:span text:style-name="T4">En este escenario aun no tenemos un router LAN, pero debemos saber que los routers también tendrán enlaces en modo trunk (normalmente conectados a un switch). Sin embargo, los routers no soportan el protocolo VTP. Tiene sentido que no lo soporte ya que los routers solo conmutan paquetes a nivel 3 (IP) y nunca a nivel 2 (Ethernet). Su configuración se verá en la etapa del proyecto correspondiente.</text:span><text:span text:style-name="T4"/></text:p>
      <text:list text:style-name="WWNum8">
        <text:list-item>
          <text:h text:style-name="P8" text:outline-level="2">Creando una VLAN y asignando los puertos</text:h>
        </text:list-item>
      </text:list>
      <text:p text:style-name="Standard">Para crear una VLAN en un switch basta usar el comando siguiente en <text:span text:style-name="T2">modo configuración </text:span>(ver el tutorial P2-e1 para aprender los fundamentos de cómo usar la consola de Cisco):</text:p>
      <text:p text:style-name="Standard">Por defecto los puertos de un switch ya están en modo Access y en la VLAN 1. Su queremos cambiar la VLAN asignada pondremos, por ejemplo:</text:p>
      <text:p text:style-name="Código" loext:marker-style-name="T5"><text:soft-page-break/><text:span text:style-name="T5">#configure terminal</text:span><text:span text:style-name="T5"/></text:p>
      <text:p text:style-name="Código" loext:marker-style-name="T5"><text:span text:style-name="T5">Enter configuration commands, one per line. <text:s/>End with CNTL/Z.</text:span><text:span text:style-name="T5"/></text:p>
      <text:p text:style-name="Código" loext:marker-style-name="T5"><text:span text:style-name="T5">Switch(config)#vlan 400</text:span><text:span text:style-name="T5"/></text:p>
      <text:p text:style-name="Código" loext:marker-style-name="T5"><text:span text:style-name="T5">Switch(config-vlan)#name ventas</text:span><text:span text:style-name="T5"/></text:p>
      <text:p text:style-name="Código" loext:marker-style-name="T5"><text:span text:style-name="T5">Switch(config)#vlan 401</text:span><text:span text:style-name="T5"/></text:p>
      <text:p text:style-name="Código">Switch(config-vlan)#name desarrollo</text:p>
      <text:p text:style-name="P4" loext:marker-style-name="T5"/>
      <text:p text:style-name="Standard">El comando para verificar la lista de VLANs existentes es:</text:p>
      <text:p text:style-name="Código"/>
      <text:p text:style-name="Código" loext:marker-style-name="T5"><text:span text:style-name="T5">Switch#show vlan</text:span><text:span text:style-name="T5"/></text:p>
      <text:p text:style-name="P4" loext:marker-style-name="T5"/>
      <text:p text:style-name="Código" loext:marker-style-name="T7"><text:span text:style-name="T7">VLAN Name <text:s text:c="28"/>Status <text:s text:c="3"/>Ports</text:span><text:span text:style-name="T7"/></text:p>
      <text:p text:style-name="Código" loext:marker-style-name="T7"><text:span text:style-name="T7">---- -------------------------------- --------- ----------------</text:span><text:span text:style-name="T7"/></text:p>
      <text:p text:style-name="Código" loext:marker-style-name="T7"><text:span text:style-name="T7">1 <text:s text:c="3"/>default <text:s text:c="25"/>active <text:s text:c="3"/>Fa0/1, Fa0/2 </text:span><text:span text:style-name="T7"/></text:p>
      <text:p text:style-name="Código" loext:marker-style-name="T7"><text:span text:style-name="T7"><text:s text:c="48"/>Fa0/5, Fa0/6</text:span><text:span text:style-name="T7"/></text:p>
      <text:p text:style-name="Código" loext:marker-style-name="T6"><text:span text:style-name="T7"><text:s text:c="48"/></text:span><text:span text:style-name="T6">Fa0/9, Fa0/10</text:span></text:p>
      <text:p text:style-name="Código" loext:marker-style-name="T6"><text:span text:style-name="T6">400 <text:s/>ventas <text:s text:c="26"/>active <text:s text:c="3"/></text:span><text:span text:style-name="T6"/></text:p>
      <text:p text:style-name="Código" loext:marker-style-name="T6"><text:span text:style-name="T6">401 <text:s/>desarrollo <text:s text:c="22"/>active <text:s text:c="3"/></text:span><text:span text:style-name="T6"/></text:p>
      <text:p text:style-name="Código" loext:marker-style-name="T7"><text:span text:style-name="T7">1002 fddi-default <text:s text:c="20"/>act/unsup </text:span><text:span text:style-name="T7"/></text:p>
      <text:p text:style-name="Código" loext:marker-style-name="T7"><text:span text:style-name="T7">1003 token-ring-default <text:s text:c="14"/>act/unsup </text:span><text:span text:style-name="T7"/></text:p>
      <text:p text:style-name="Código" loext:marker-style-name="T7"><text:span text:style-name="T7">1004 fddinet-default <text:s text:c="17"/>act/unsup </text:span><text:span text:style-name="T7"/></text:p>
      <text:p text:style-name="Código" loext:marker-style-name="T7"><text:span text:style-name="T7">1005 trnet-default <text:s text:c="19"/>act/unsup</text:span><text:span text:style-name="T7"/></text:p>
      <text:p text:style-name="P12" loext:marker-style-name="T5"/>
      <text:p text:style-name="Standard">Las VLANs 400 y 401 existen, además de la VLAN por defecto (1) y de otras 4 VLANs <text:span text:style-name="T8">legacy</text:span> que siempre existen en un switch Cisco. Ahora solo hace falta asignar los puertos deseados a cada una de ellas:</text:p>
      <text:p text:style-name="Código" loext:marker-style-name="T5"><text:span text:style-name="T5">interface GigabitEthernet1/1</text:span><text:span text:style-name="T5"/></text:p>
      <text:p text:style-name="Código" loext:marker-style-name="T5"><text:span text:style-name="T5"><text:s/>switchport access vlan 400</text:span><text:span text:style-name="T5"/></text:p>
      <text:p text:style-name="Código" loext:marker-style-name="T5"><text:span text:style-name="T5">interface GigabitEthernet1/2</text:span><text:span text:style-name="T5"/></text:p>
      <text:p text:style-name="Código" loext:marker-style-name="T5"><text:span text:style-name="T5"><text:s/>switchport access vlan 400</text:span><text:span text:style-name="T5"/></text:p>
      <text:p text:style-name="Código" loext:marker-style-name="T5"><text:span text:style-name="T5">interface GigabitEthernet1/3</text:span><text:span text:style-name="T5"/></text:p>
      <text:p text:style-name="Código" loext:marker-style-name="T5"><text:span text:style-name="T5"><text:s/>switchport access vlan 401</text:span><text:span text:style-name="T5"/></text:p>
      <text:p text:style-name="Código" loext:marker-style-name="T5"><text:span text:style-name="T5">interface GigabitEthernet1/4</text:span><text:span text:style-name="T5"/></text:p>
      <text:p text:style-name="Código" loext:marker-style-name="T5"><text:span text:style-name="T5"><text:s/>switchport access vlan 401</text:span><text:span text:style-name="T5"/></text:p>
      <text:p text:style-name="P4" loext:marker-style-name="T5"/>
      <text:p text:style-name="Standard">A partir de ahora los puertos asignados a cada VLAN pueden intercambiar tráfico con los de la misma VLAN, pero solo dentro de este switch. Sin embargo, si queremos asignar puertos de otro switch a la misma VLAN, nos encontramos que los enlaces troncales pertenecen a la VLAN 1 y si definimos otra VLAN en varios switches diferentes, es como si fueran islas sin comunicación entre ellas.</text:p>
      <text:list xml:id="list415486277104" text:continue-numbering="true" text:style-name="WWNum8">
        <text:list-item>
          <text:h text:style-name="P8" text:outline-level="2">Configurando los enlaces en modo trunk</text:h>
        </text:list-item>
      </text:list>
      <text:p text:style-name="Standard">Para poder comunicar puertos de la misma VLAN entre distintos switches, es necesario que los enlaces troncales que forman el camino entre ellos pertenezcan a más de una VLAN a la vez. Ello solo es posible poniendo los puertos de los enlaces troncales en <text:span text:style-name="T2">modo trunk</text:span>. El modo trunk consiste en que el switch añade un nuevo campo a la cabecera de cada paquete Ethernet transmitido usando el formato definido en el estándar <text:span text:style-name="T2">IEEE802.1Q</text:span>. Este campo contiene el número de 12 bits de la VLAN (4096 valores posibles). Se dice que el paquete está etiquetado (<text:span text:style-name="T2">tagged</text:span>) con el número de su VLAN.</text:p>
      <text:p text:style-name="Standard"><text:soft-page-break/>A partir de este momento distinguiremos dos modos de funcionamiento de un puerto Ethernet. Cada fabricante le da un nombre distinto en sus manuales, por lo que ponemos los sinónimos más usados:</text:p>
      <text:list xml:id="list413595972725" text:continue-list="list194400717" text:style-name="WWNum13">
        <text:list-item>
          <text:p text:style-name="P9"><text:span text:style-name="T2">Native Ethernet, untagged packets, </text:span><text:span text:style-name="T3">access mode</text:span><text:span text:style-name="T2">, no VLAN mode</text:span>: Es el modo en que se transmiten paquetes con la cabecera Ethernet convencional, que no tiene indicador de VLAN.</text:p>
        </text:list-item>
        <text:list-item>
          <text:p text:style-name="P9"><text:span text:style-name="T2">Tagged mode, </text:span><text:span text:style-name="T3">trunk mode</text:span><text:span text:style-name="T2">, 802.1Q mode, Q mode, VLAN mode</text:span>: Es el modo en que se transmiten paquetes con la cabecera extendida 802.1Q en que se añade el identificador de VLAN de 12 bits y un campo de prioridad de 3 bits.</text:p>
        </text:list-item>
      </text:list>
      <text:p text:style-name="Standard">Los switches de Cisco incluyen un protocolo llamado DTP (<text:span text:style-name="T8">Dynamic Trunking Protocol</text:span>) que intenta negociar el modo de cada enlace si existe un switch en el otro extremo. Cuando un switch detecta que el cable está conectado, antes de permitir la transmisión de paquetes a través del cable debe averiguar el modo adecuado para configurarlo. En la configuración por defecto todos los puertos de un switch están en modo DYNAMIC AUTO, equivalente a este comando:</text:p>
      <text:p text:style-name="Código" loext:marker-style-name="T5"><text:span text:style-name="T5">interface GigabitEthernet 0/1</text:span><text:span text:style-name="T5"/></text:p>
      <text:p text:style-name="Código" loext:marker-style-name="T5"><text:span text:style-name="T5"><text:s/>switchport mode dynamic auto</text:span><text:span text:style-name="T5"/></text:p>
      <text:p text:style-name="P4" loext:marker-style-name="T5"/>
      <text:p text:style-name="Standard">Esto quiere decir que, si en el otro extremo hay un host que propone configurar el enlace en modo trunk, este switch aceptará dicho modo. Sin embargo, nunca propondrá el modo trunk a su <text:span text:style-name="T2">peer</text:span>. Si ninguno propone el modo trunk, ambos elegirán el modo <text:span text:style-name="T1">access</text:span>. Por eso, todos los enlaces entre switches inicialmente están en modo <text:span text:style-name="T1">access</text:span>.</text:p>
      <text:p text:style-name="Standard">En esta tabla vemos el resultado de la negociación DTP de dos switches dependiendo de los modos propuestos por ambos. Los modos <text:span text:style-name="T1">access</text:span> y <text:span text:style-name="T1">trunk</text:span> fuerzan un modo concreto de forma obligatoria. Si el otro extremo está en cualquier modo <text:span text:style-name="T2">dynamic</text:span>, adoptará el modo propuesto. Si ambos switches fuerzan modos distintos a la vez (Access y trunk a la vez, el enlace quedará deshabilitado y no funcionará.</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 loext:marker-style-name="T2"><text:span text:style-name="T2">Modo 1\Modo 2</text:span><text:span text:style-name="T2"/></text:p>
          </table:table-cell>
          <table:table-cell table:style-name="Table1.A1" office:value-type="string">
            <text:p text:style-name="P13" loext:marker-style-name="T1"><text:span text:style-name="T1">Access</text:span><text:span text:style-name="T1"/></text:p>
          </table:table-cell>
          <table:table-cell table:style-name="Table1.A1" office:value-type="string">
            <text:p text:style-name="P13" loext:marker-style-name="T1"><text:span text:style-name="T1">Dynamic Auto</text:span><text:span text:style-name="T1"/></text:p>
          </table:table-cell>
          <table:table-cell table:style-name="Table1.A1" office:value-type="string">
            <text:p text:style-name="P13" loext:marker-style-name="T1"><text:span text:style-name="T1">Dynamic Desirable</text:span><text:span text:style-name="T1"/></text:p>
          </table:table-cell>
          <table:table-cell table:style-name="Table1.A1" office:value-type="string">
            <text:p text:style-name="P13" loext:marker-style-name="T1"><text:span text:style-name="T1">Trunk</text:span><text:span text:style-name="T1"/></text:p>
          </table:table-cell>
        </table:table-row>
        <table:table-row table:style-name="Table1.1">
          <table:table-cell table:style-name="Table1.A1" office:value-type="string">
            <text:p text:style-name="P13" loext:marker-style-name="T1"><text:span text:style-name="T1">Access</text:span><text:span text:style-name="T1"/></text:p>
          </table:table-cell>
          <table:table-cell table:style-name="Table1.A1" office:value-type="string">
            <text:p text:style-name="P2" loext:marker-style-name="T9"><text:span text:style-name="T9">Access</text:span><text:span text:style-name="T9"/></text:p>
          </table:table-cell>
          <table:table-cell table:style-name="Table1.A1" office:value-type="string">
            <text:p text:style-name="P2" loext:marker-style-name="T9"><text:span text:style-name="T9">Access</text:span><text:span text:style-name="T9"/></text:p>
          </table:table-cell>
          <table:table-cell table:style-name="Table1.A1" office:value-type="string">
            <text:p text:style-name="P2" loext:marker-style-name="T9"><text:span text:style-name="T9">Access</text:span><text:span text:style-name="T9"/></text:p>
          </table:table-cell>
          <table:table-cell table:style-name="Table1.A1" office:value-type="string">
            <text:p text:style-name="P3">Fail</text:p>
          </table:table-cell>
        </table:table-row>
        <table:table-row table:style-name="Table1.1">
          <table:table-cell table:style-name="Table1.A1" office:value-type="string">
            <text:p text:style-name="P13" loext:marker-style-name="T1"><text:span text:style-name="T1">Dynamic Auto</text:span><text:span text:style-name="T1"/></text:p>
          </table:table-cell>
          <table:table-cell table:style-name="Table1.A1" office:value-type="string">
            <text:p text:style-name="P2" loext:marker-style-name="T9"><text:span text:style-name="T9">Access</text:span><text:span text:style-name="T9"/></text:p>
          </table:table-cell>
          <table:table-cell table:style-name="Table1.A1" office:value-type="string">
            <text:p text:style-name="P2" loext:marker-style-name="T9"><text:span text:style-name="T9">Access</text:span><text:span text:style-name="T9"/></text:p>
          </table:table-cell>
          <table:table-cell table:style-name="Table1.A1" office:value-type="string">
            <text:p text:style-name="P2">Trunk</text:p>
          </table:table-cell>
          <table:table-cell table:style-name="Table1.A1" office:value-type="string">
            <text:p text:style-name="P2">Trunk</text:p>
          </table:table-cell>
        </table:table-row>
        <table:table-row table:style-name="Table1.1">
          <table:table-cell table:style-name="Table1.A1" office:value-type="string">
            <text:p text:style-name="P13" loext:marker-style-name="T1"><text:span text:style-name="T1">Dynamic Desirable</text:span><text:span text:style-name="T1"/></text:p>
          </table:table-cell>
          <table:table-cell table:style-name="Table1.A1" office:value-type="string">
            <text:p text:style-name="P2" loext:marker-style-name="T9"><text:span text:style-name="T9">Access</text:span><text:span text:style-name="T9"/></text:p>
          </table:table-cell>
          <table:table-cell table:style-name="Table1.A1" office:value-type="string">
            <text:p text:style-name="P2">Trunk</text:p>
          </table:table-cell>
          <table:table-cell table:style-name="Table1.A1" office:value-type="string">
            <text:p text:style-name="P2">Trunk</text:p>
          </table:table-cell>
          <table:table-cell table:style-name="Table1.A1" office:value-type="string">
            <text:p text:style-name="P2">Trunk</text:p>
          </table:table-cell>
        </table:table-row>
        <table:table-row table:style-name="Table1.1">
          <table:table-cell table:style-name="Table1.A1" office:value-type="string">
            <text:p text:style-name="P13" loext:marker-style-name="T1"><text:span text:style-name="T1">Trunk</text:span><text:span text:style-name="T1"/></text:p>
          </table:table-cell>
          <table:table-cell table:style-name="Table1.A1" office:value-type="string">
            <text:p text:style-name="P2" loext:marker-style-name="T10"><text:span text:style-name="T10">Fail</text:span><text:span text:style-name="T10"/></text:p>
          </table:table-cell>
          <table:table-cell table:style-name="Table1.A1" office:value-type="string">
            <text:p text:style-name="P2">Trunk</text:p>
          </table:table-cell>
          <table:table-cell table:style-name="Table1.A1" office:value-type="string">
            <text:p text:style-name="P2">Trunk</text:p>
          </table:table-cell>
          <table:table-cell table:style-name="Table1.A1" office:value-type="string">
            <text:p text:style-name="P2">Trunk</text:p>
          </table:table-cell>
        </table:table-row>
      </table:table>
      <text:p text:style-name="Standard">Por tanto, parece tener sentido que el core switch del árbol fuerce el modo de todos sus enlaces con otros switches secundarios a <text:span text:style-name="T1">trunk</text:span> ya que eso garantiza que todas las ramas del árbol estarán en modo trunk.</text:p>
      <text:p text:style-name="Código">interface <text:span text:style-name="T12">Gigabit</text:span>Ethernet <text:span text:style-name="T13">0</text:span>/<text:span text:style-name="T12">1</text:span></text:p>
      <text:p text:style-name="Código"><text:s/>switchport mode trunk</text:p>
      <text:p text:style-name="Código"/>
      <text:p text:style-name="Standard">Si un repartidor secundario tiene dos switches unidos por puertos de cobre, no olvides también que al menos uno de ellos debe proponer el modo trunk en sus enlaces con otros switch.</text:p>
      <text:p text:style-name="Standard">El siguiente comando es ideal para listar los interfaces de un switch que han sido negociados correctamente en modo trunk. Además, muestra el modo de configuración y el estado actual del enlace:</text:p>
      <text:p text:style-name="Código" loext:marker-style-name="T5"><text:soft-page-break/><text:span text:style-name="T5">show interfaces trunk</text:span><text:span text:style-name="T5"/></text:p>
      <text:p text:style-name="Código" loext:marker-style-name="T7"><text:span text:style-name="T7">Port <text:s text:c="7"/>Mode <text:s text:c="8"/>Encapsulation <text:s/>Status <text:s text:c="7"/>Native vlan</text:span><text:span text:style-name="T7"/></text:p>
      <text:p text:style-name="Código" loext:marker-style-name="T7"><text:span text:style-name="T7">Fa0/1 <text:s text:c="6"/>on <text:s text:c="10"/>802.1q <text:s text:c="8"/>trunking <text:s text:c="5"/>1</text:span><text:span text:style-name="T7"/></text:p>
      <text:p text:style-name="Código" loext:marker-style-name="T7"><text:span text:style-name="T7">Gig0/1 <text:s text:c="5"/>desirable <text:s text:c="3"/>n-802.1q <text:s text:c="6"/>trunking <text:s text:c="5"/>1</text:span><text:span text:style-name="T7"/></text:p>
      <text:p text:style-name="Código" loext:marker-style-name="T7"><text:span text:style-name="T7">Gig0/2 <text:s text:c="5"/>on <text:s text:c="10"/>802.1q <text:s text:c="8"/>trunking <text:s text:c="5"/>1</text:span><text:span text:style-name="T7"/></text:p>
      <text:list text:continue-list="list415486277104" text:style-name="WWNum8">
        <text:list-item>
          <text:h text:style-name="P8" text:outline-level="2">Seguridad en los enlaces con terminales</text:h>
        </text:list-item>
      </text:list>
      <text:p text:style-name="Standard">Los PCs y servidores no implementan el protocolo de autoconfiguración de Cisco, por lo que el switch elige el modo Access de forma automática para ellos. Sin embargo, un hacker podría usar software para hablar con el switch y convencerlo de que es otro switch proponiéndole el modo trunk para tener acceso a todas las VLANs de la infraestructura. Esto es un agujero de seguridad enorme, por lo que debemos forzar el modo Access en todos los puertos que no formen parte del árbol troncal. Por ejemplo:</text:p>
      <text:p text:style-name="Código" loext:marker-style-name="T5"><text:span text:style-name="T5">interface range FastEthernet 0/1-48</text:span><text:span text:style-name="T5"/></text:p>
      <text:p text:style-name="Código" loext:marker-style-name="T5"><text:span text:style-name="T5"><text:s/>switchport mode access</text:span><text:span text:style-name="T5"/></text:p>
      <text:list xml:id="list414703196428" text:continue-numbering="true" text:style-name="WWNum8">
        <text:list-item>
          <text:h text:style-name="P8" text:outline-level="2">Configurando el protocolo VTP</text:h>
        </text:list-item>
      </text:list>
      <text:p text:style-name="Standard">El protocolo VTP (<text:span text:style-name="T8">Virtual Trunking Protocol</text:span>) permite a los switches que forman parte de un mismo dominio VTP intercambiar entre ellos información de las VLANs definidas. En este protocolo hay dos roles:</text:p>
      <text:list text:continue-list="list413595972725" text:style-name="WWNum13">
        <text:list-item>
          <text:p text:style-name="P9"><text:span text:style-name="T2">Servidor VTP</text:span>: Este servidor contiene la información de VLANs que todos los switches del dominio deben aceptar. En caso de haber más de un máster (High Availability) se coordinan para sincronizar sus bases de datos de forma que las VLANs que se crean en cualquiera de ellos se actualizan en el resto. Si se crea una VLAN en un máster, se definirá automáticamente en todos los demás switches del domino (tanto servidores como clientes). </text:p>
        </text:list-item>
        <text:list-item>
          <text:p text:style-name="P9"><text:span text:style-name="T2">Cliente VTP</text:span>: Este servidor tan solo usa la información de VLANs del máster y la propaga a sus vecinos. Si se crea una VLAN en un switch cliente, la VLAN no se propaga a través de VTP. Por tanto, debemos evitar crear VLANs en los clientes manualmente.</text:p>
        </text:list-item>
      </text:list>
      <text:p text:style-name="Footer_20_Even">Existe en realidad un tercer modo para aquellos switches que no quieren usar la información de VLANs de VTP, pero que están en medio de otros switches que deben intercambiar VTP entre ellos por lo que deben hacer forwarding de dicho tráfico. Se denomina modo transparente, pero lo dejaremos para quien quiera estudiar el curso CCNA.</text:p>
      <text:p text:style-name="Footer_20_Even"/>
      <text:p text:style-name="Standard">Antes de empezar a configurar VTP hay que resaltar que <text:span text:style-name="T1">VTP solo es negociado a través de los enlaces en modo trunk</text:span>. Por ello hay que configurar todos los enlaces troncales del árbol de switches antes de intentar configurar el sistema VTP.</text:p>
      <text:p text:style-name="Standard">El switch máster de VTP de nuestro site debe ser configurado antes que los clientes. Lo primero es fijar un password para el protocolo para que ningún otro switch sea capaz de negociar antes de configurar nada más. El password debe ser igual para todos los switches del dominio. Hasta que un switch cliente no tenga bien configurado el password no podrá formar parte del dominio.</text:p>
      <text:p text:style-name="Código" loext:marker-style-name="T5"><text:span text:style-name="T5">Switch(config)#vtp password pepe</text:span><text:span text:style-name="T5"/></text:p>
      <text:p text:style-name="Código" loext:marker-style-name="T5"><text:span text:style-name="T5">Setting device VLAN database password to pepe</text:span><text:span text:style-name="T5"/></text:p>
      <text:p text:style-name="P4" loext:marker-style-name="T5"/>
      <text:p text:style-name="Standard"><text:soft-page-break/>Después ya podemos poner el nombre del dominio, que será mismo para el resto de switches que vayan a compartir la información. Procura usar un nombre que no sea trivial para evitar conflictos en el caso de unir tu red a nivel 2 con otra de otro site:</text:p>
      <text:p text:style-name="Código">#configure terminal</text:p>
      <text:p text:style-name="Código" loext:marker-style-name="T5"><text:span text:style-name="T5">Enter configuration commands, one per line. <text:s/>End with CNTL/Z.</text:span><text:span text:style-name="T5"/></text:p>
      <text:p text:style-name="Código" loext:marker-style-name="T5"><text:span text:style-name="T5">Switch(config)#vtp domain </text:span><text:span text:style-name="T11">midominio</text:span></text:p>
      <text:p text:style-name="Código" loext:marker-style-name="T5"><text:span text:style-name="T5">Changing VTP domain name from NULL to </text:span><text:span text:style-name="T11">midominio</text:span></text:p>
      <text:p text:style-name="P4" loext:marker-style-name="T5"/>
      <text:p text:style-name="Standard">El segundo paso consiste en ponerlo en modo server y forzar el uso de la versión 2 del protocolo.</text:p>
      <text:p text:style-name="Código" loext:marker-style-name="T5">Switch(config)#vtp version 2<text:span text:style-name="T5"/></text:p>
      <text:p text:style-name="Código" loext:marker-style-name="T5"><text:span text:style-name="T5">Switch(config)#vtp mode server </text:span><text:span text:style-name="T5"/></text:p>
      <text:p text:style-name="Código" loext:marker-style-name="T5"><text:span text:style-name="T5">Setting device to VTP SERVER mode.</text:span><text:span text:style-name="T5"/></text:p>
      <text:p text:style-name="Standard">Es posible que durante la configuración veamos mensajes de error indicando que no se puede negociar ya que todavía no se ha configurado el resto de los switches.</text:p>
      <text:p text:style-name="Código" loext:marker-style-name="T5"><text:span text:style-name="T5">00:45:30 %DTP-5-DOMAINMISMATCH: Unable to perform trunk negotiation on port Gig0/1 because of VTP domain mismatch.</text:span><text:span text:style-name="T5"/></text:p>
      <text:p text:style-name="P4" loext:marker-style-name="T5"/>
      <text:p text:style-name="Standard">Hay que tener cuidado con el orden de los comandos ya que la configuración por defecto de los switches es el modo server y además se unen automáticamente al primer dominio del que reciben información. Al configurar el password antes estamos evitando que el resto de switches se una a nuestro dominio en modo server sin haberlos configurado, lo que puede generar problemas. </text:p>
      <text:list text:continue-list="list414703196428" text:style-name="WWNum8">
        <text:list-item>
          <text:h text:style-name="P8" text:outline-level="2">Configurando el resto de switches como clientes VTP</text:h>
        </text:list-item>
      </text:list>
      <text:p text:style-name="Standard">En todos los demás switches del site deberías hacer la configuración en modo cliente. El procedimiento usa los mismos comandos excepto el modo especificado:</text:p>
      <text:p text:style-name="Código" loext:marker-style-name="T5"><text:span text:style-name="T5">#configure terminal</text:span><text:span text:style-name="T5"/></text:p>
      <text:p text:style-name="Código" loext:marker-style-name="T5"><text:span text:style-name="T5">Switch(config)#vtp mode client</text:span><text:span text:style-name="T5"/></text:p>
      <text:p text:style-name="Código" loext:marker-style-name="T5"><text:span text:style-name="T5">Setting device to VTP CLIENT mode.</text:span><text:span text:style-name="T5"/></text:p>
      <text:p text:style-name="Código" loext:marker-style-name="T5"><text:span text:style-name="T5">Enter configuration commands, one per line. <text:s/>End with CNTL/Z.</text:span><text:span text:style-name="T5"/></text:p>
      <text:p text:style-name="Código" loext:marker-style-name="T5"><text:span text:style-name="T5">Switch(config)#vtp domain midominio</text:span><text:span text:style-name="T5"/></text:p>
      <text:p text:style-name="Código" loext:marker-style-name="T5"><text:span text:style-name="T5">Changing VTP domain name from NULL to midominio</text:span><text:span text:style-name="T5"/></text:p>
      <text:p text:style-name="Código" loext:marker-style-name="T5"><text:span text:style-name="T5">Switch(config)#vtp password pepe</text:span><text:span text:style-name="T5"/></text:p>
      <text:p text:style-name="Código" loext:marker-style-name="T5"><text:span text:style-name="T5">Setting device VLAN database password to pepe</text:span><text:span text:style-name="T5"/></text:p>
      <text:p text:style-name="Código" loext:marker-style-name="T5"><text:span text:style-name="T5">Switch(config)#vtp version 2</text:span><text:span text:style-name="T5"/></text:p>
      <text:p text:style-name="P4" loext:marker-style-name="T5"/>
      <text:list text:continue-numbering="true" text:style-name="WWNum8">
        <text:list-item>
          <text:h text:style-name="P8" text:outline-level="2">Verificando el estado de VTP</text:h>
        </text:list-item>
      </text:list>
      <text:p text:style-name="Standard" loext:marker-style-name="T4">Antes de continuar debemos verificar que el switch <text:span text:style-name="T4">está bien configurado y que está recibiendo actualizaciones de la base de datos de VLANs. Para ello usamos el siguiente comando:</text:span><text:span text:style-name="T4"/></text:p>
      <text:p text:style-name="Código">#show vtp status </text:p>
      <text:p text:style-name="Código" loext:marker-style-name="T5"><text:span text:style-name="T5">VTP Version <text:s text:c="20"/>: 1</text:span><text:span text:style-name="T5"/></text:p>
      <text:p text:style-name="Código" loext:marker-style-name="T5"><text:span text:style-name="T5">Configuration Revision <text:s text:c="9"/>: 0</text:span><text:span text:style-name="T5"/></text:p>
      <text:p text:style-name="Código" loext:marker-style-name="T5"><text:span text:style-name="T5">Maximum VLANs supported locally : 255</text:span><text:span text:style-name="T5"/></text:p>
      <text:p text:style-name="Código" loext:marker-style-name="T5"><text:span text:style-name="T5">Number of existing VLANs <text:s text:c="7"/>: 5</text:span><text:span text:style-name="T5"/></text:p>
      <text:p text:style-name="Código" loext:marker-style-name="T5"><text:span text:style-name="T5">VTP Operating Mode <text:s text:c="13"/>: Server</text:span><text:span text:style-name="T5"/></text:p>
      <text:p text:style-name="Código" loext:marker-style-name="T5"><text:span text:style-name="T5">VTP Domain Name <text:s text:c="16"/>: </text:span><text:span text:style-name="T5"/></text:p>
      <text:p text:style-name="Código" loext:marker-style-name="T5"><text:span text:style-name="T5">VTP Pruning Mode <text:s text:c="15"/>: Disabled</text:span><text:span text:style-name="T5"/></text:p>
      <text:p text:style-name="Código" loext:marker-style-name="T5"><text:span text:style-name="T5">VTP V2 Mode <text:s text:c="20"/>: Disabled</text:span><text:span text:style-name="T5"/></text:p>
      <text:p text:style-name="Código" loext:marker-style-name="T5"><text:soft-page-break/><text:span text:style-name="T5">VTP Traps Generation <text:s text:c="11"/>: Disabled</text:span><text:span text:style-name="T5"/></text:p>
      <text:p text:style-name="Código">MD5 digest <text:s text:c="21"/>: 0x7D 0x5A 0xA6 0x0E 0x9A 0x72 0xA0 0x3A </text:p>
      <text:p text:style-name="Código" loext:marker-style-name="T5"><text:span text:style-name="T5">Configuration last modified by 0.0.0.0 at 0-0</text:span><text:span text:style-name="T5"/></text:p>
      <text:p text:style-name="P12" loext:marker-style-name="T5"/>
      <text:p text:style-name="Standard">En el ejemplo anterior Podemos ver el caso de un switch que aún no ha sido configurado. El nombre de dominio aparece en blanco y además la revisión de la base de datos que ha recibido es 0. Por el contrario, en el ejemplo siguiente se puede ver un switch que ha sido configurado en modo cliente con el dominio adecuado y que ha recibido la revisión 3 de la base de datos de VLANs del servidor:</text:p>
      <text:p text:style-name="Código" loext:marker-style-name="T5"><text:span text:style-name="T5">#show vtp status </text:span><text:span text:style-name="T5"/></text:p>
      <text:p text:style-name="Código" loext:marker-style-name="T5"><text:span text:style-name="T5">VTP Version <text:s text:c="20"/>: 2</text:span><text:span text:style-name="T5"/></text:p>
      <text:p text:style-name="Código" loext:marker-style-name="T5"><text:span text:style-name="T5">Configuration Revision <text:s text:c="9"/>: </text:span><text:span text:style-name="T11">3</text:span></text:p>
      <text:p text:style-name="Código" loext:marker-style-name="T5"><text:span text:style-name="T5">Maximum VLANs supported locally : 255</text:span><text:span text:style-name="T5"/></text:p>
      <text:p text:style-name="Código" loext:marker-style-name="T5"><text:span text:style-name="T5">Number of existing VLANs <text:s text:c="7"/>: 8</text:span><text:span text:style-name="T5"/></text:p>
      <text:p text:style-name="Código" loext:marker-style-name="T5"><text:span text:style-name="T5">VTP Operating Mode <text:s text:c="13"/>: Client</text:span><text:span text:style-name="T5"/></text:p>
      <text:p text:style-name="Código" loext:marker-style-name="T5"><text:span text:style-name="T5">VTP Domain Name <text:s text:c="16"/>: </text:span><text:span text:style-name="T11">midominio</text:span></text:p>
      <text:p text:style-name="Código" loext:marker-style-name="T5"><text:span text:style-name="T5">VTP Pruning Mode <text:s text:c="15"/>: Disabled</text:span><text:span text:style-name="T5"/></text:p>
      <text:p text:style-name="Código" loext:marker-style-name="T5"><text:span text:style-name="T5">VTP V2 Mode <text:s text:c="20"/>: Enabled</text:span><text:span text:style-name="T5"/></text:p>
      <text:p text:style-name="Código" loext:marker-style-name="T5"><text:span text:style-name="T5">VTP Traps Generation <text:s text:c="11"/>: Disabled</text:span><text:span text:style-name="T5"/></text:p>
      <text:p text:style-name="Código">MD5 digest <text:s text:c="21"/>: 0x30 0x4B 0x4C 0xDF 0xC9 0x4E 0x60 0x1E </text:p>
      <text:p text:style-name="Código" loext:marker-style-name="T5"><text:span text:style-name="T5">Configuration last modified by 0.0.0.0 at 3-1-93 01:42:44 </text:span><text:span text:style-name="T5"/></text:p>
      <text:list text:continue-numbering="true" text:style-name="WWNum8">
        <text:list-item>
          <text:h text:style-name="P8" text:outline-level="2">Añadiendo VLANs al dominio VTP</text:h>
        </text:list-item>
      </text:list>
      <text:p text:style-name="Standard">Para añadir VLANs en todos los switches, hemos de hacerlo igual antes, pero el comando se ha de ejecutar en un switch en modo server VTP:</text:p>
      <text:p text:style-name="Código" loext:marker-style-name="T5"><text:span text:style-name="T5">#configure terminal</text:span><text:span text:style-name="T5"/></text:p>
      <text:p text:style-name="Código" loext:marker-style-name="T5"><text:span text:style-name="T5">Enter configuration commands, one per line. <text:s/>End with CNTL/Z.</text:span><text:span text:style-name="T5"/></text:p>
      <text:p text:style-name="Código" loext:marker-style-name="T5"><text:span text:style-name="T5">Switch(config)#vlan 402</text:span><text:span text:style-name="T5"/></text:p>
      <text:p text:style-name="Código" loext:marker-style-name="T5"><text:span text:style-name="T5">Switch(config-vlan)#name gerencia</text:span><text:span text:style-name="T5"/></text:p>
      <text:p text:style-name="P4" loext:marker-style-name="T5"/>
      <text:p text:style-name="Standard">Si vamos a cualquier otro switch en modo cliente y mostramos la lista de VLANs, deberían aparecer las nuevas VLANs definidas en el máster:</text:p>
      <text:p text:style-name="Código" loext:marker-style-name="T5"><text:span text:style-name="T5">Switch#show vlan</text:span><text:span text:style-name="T5"/></text:p>
      <text:p text:style-name="P4" loext:marker-style-name="T5"/>
      <text:p text:style-name="Código" loext:marker-style-name="T7"><text:span text:style-name="T7">VLAN Name <text:s text:c="28"/>Status <text:s text:c="3"/>Ports</text:span><text:span text:style-name="T7"/></text:p>
      <text:p text:style-name="Código" loext:marker-style-name="T7"><text:span text:style-name="T7">---- -------------------------------- --------- ----------------</text:span><text:span text:style-name="T7"/></text:p>
      <text:p text:style-name="Código" loext:marker-style-name="T7"><text:span text:style-name="T7">1 <text:s text:c="3"/>default <text:s text:c="25"/>active <text:s text:c="3"/>Fa0/1, Fa0/2 </text:span><text:span text:style-name="T7"/></text:p>
      <text:p text:style-name="Código" loext:marker-style-name="T7"><text:span text:style-name="T7"><text:s text:c="48"/>Fa0/5, Fa0/6</text:span><text:span text:style-name="T7"/></text:p>
      <text:p text:style-name="Código" loext:marker-style-name="T6"><text:span text:style-name="T7"><text:s text:c="48"/></text:span><text:span text:style-name="T6">Fa0/9, Fa0/10</text:span></text:p>
      <text:p text:style-name="Código" loext:marker-style-name="T6"><text:span text:style-name="T6">400 <text:s/>ventas <text:s text:c="26"/>active <text:s text:c="3"/></text:span><text:span text:style-name="T6"/></text:p>
      <text:p text:style-name="Código" loext:marker-style-name="T7"><text:span text:style-name="T7">401 <text:s/>desarrollo <text:s text:c="22"/>active <text:s text:c="3"/></text:span><text:span text:style-name="T7"/></text:p>
      <text:p text:style-name="Código" loext:marker-style-name="T7"><text:span text:style-name="T7">402 <text:s/>gerencia <text:s text:c="24"/>active <text:s text:c="3"/></text:span><text:span text:style-name="T7"/></text:p>
      <text:p text:style-name="Código" loext:marker-style-name="T7"><text:span text:style-name="T7">1002 fddi-default <text:s text:c="20"/>act/unsup </text:span><text:span text:style-name="T7"/></text:p>
      <text:p text:style-name="Código" loext:marker-style-name="T7"><text:span text:style-name="T7">1003 token-ring-default <text:s text:c="14"/>act/unsup </text:span><text:span text:style-name="T7"/></text:p>
      <text:p text:style-name="Código" loext:marker-style-name="T7"><text:span text:style-name="T7">1004 fddinet-default <text:s text:c="17"/>act/unsup </text:span><text:span text:style-name="T7"/></text:p>
      <text:p text:style-name="Código" loext:marker-style-name="T7"><text:span text:style-name="T7">1005 trnet-default <text:s text:c="19"/>act/unsup</text:span><text:span text:style-name="T7"/></text:p>
      <text:p text:style-name="P5" loext:marker-style-name="T7"/>
      <text:list text:continue-numbering="true" text:style-name="WWNum8">
        <text:list-item>
          <text:h text:style-name="P8" text:outline-level="2">Algunas observaciones</text:h>
        </text:list-item>
      </text:list>
      <text:list text:style-name="WWNum12">
        <text:list-item>
          <text:p text:style-name="P10">Es conveniente que el máster VTP sea el core switch ya que está en la raíz del árbol.</text:p>
        </text:list-item>
        <text:list-item>
          <text:p text:style-name="P10">Los switches en modo cliente VTP pueden definir VLANs pero no se propagarán al resto de switches. Solo existirán en el cliente VTP.</text:p>
        </text:list-item>
      </text:list>
      <text:list text:style-name="WWNum11">
        <text:list-item>
          <text:p text:style-name="P11"><text:soft-page-break/>Puede haber más de un máster VTP. Los masters se sincronizan automáticamente entre ellos, pero hay que tener ciertos cuidados a la hora de crear el segundo máster para que no comiencen con bases de datos de VLANs diferentes.</text:p>
          <text:list>
            <text:list-item>
              <text:p text:style-name="P11">Se debe comenzar configurando el segundo máster como un cliente VTP y verificar que ha replicado las VLANs del máster actual.</text:p>
            </text:list-item>
            <text:list-item>
              <text:p text:style-name="P11">Una vez como cliente, se puede cambiar el modo VTP a server sin problema.</text:p>
            </text:list-item>
          </text:list>
        </text:list-item>
        <text:list-item>
          <text:p text:style-name="P11">El problema más frecuente en VTP ocurre cuando añadimos un switch nuevo en modo server que tenga un número de revisión más alta que el máster. En ese caso, podría borrar la del máster al sobreescribirla con la suya. Esto puede pasar si unimos al dominio un switch en el que hemos estado creando VLANs mientras no formaba parte del dominio VTP.</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mily-generic="system" style:font-pitch="variable"/>
    <style:font-face style:name="+mn-ea" svg:font-family="+mn-ea"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keep-together="always" fo:keep-with-next="always"/>
      <style:text-properties fo:color="#70b8b8" loext:opacity="1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Título_20_2_20_Car" style:default-outline-level="2" style:list-style-name="WWNum8" style:class="text">
      <style:paragraph-properties fo:margin-top="0.353cm" fo:margin-bottom="0cm" style:contextual-spacing="false" fo:keep-together="always" fo:keep-with-next="always"/>
      <style:text-properties fo:color="#70b8b8"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353cm" fo:margin-bottom="0cm" style:contextual-spacing="false" fo:keep-together="always" fo:keep-with-next="always"/>
      <style:text-properties fo:color="#70b8b8"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353cm" fo:margin-bottom="0cm" style:contextual-spacing="false" fo:keep-together="always" fo:keep-with-next="always"/>
      <style:text-properties fo:color="#70b8b8"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list-style-name="WWNum4">
      <style:paragraph-properties fo:margin-left="1.259cm" fo:margin-top="0cm" fo:margin-bottom="0.212cm" style:contextual-spacing="true" fo:text-indent="-0.63cm" style:auto-text-indent="false"/>
    </style:style>
    <style:style style:name="Title" style:family="paragraph" style:parent-style-name="Standard" style:next-style-name="Standard" loext:linked-style-name="Título_20_Car" style:class="chapter">
      <style:paragraph-properties fo:margin-top="0cm" fo:margin-bottom="0.529cm" style:contextual-spacing="true" fo:line-height="100%"/>
      <style:text-properties fo:color="#70b8b8" loext:opacity="100%" style:font-name="Arial" fo:font-family="Arial" style:font-family-generic="roman" style:font-pitch="variable" fo:font-size="24pt" fo:letter-spacing="0.009cm" style:letter-kerning="true" style:font-name-asian="+mn-ea" style:font-family-asian="+mn-ea" style:font-family-generic-asian="system" style:font-pitch-asian="variable" style:font-size-asian="24pt" style:font-name-complex="+mn-cs" style:font-family-complex="+mn-cs" style:font-family-generic-complex="system" style:font-pitch-complex="variable" style:font-size-complex="24pt"/>
    </style:style>
    <style:style style:name="Subtitle" style:family="paragraph" style:parent-style-name="Standard" style:next-style-name="Standard" loext:linked-style-name="Subtítulo_20_Car" style:class="chapter">
      <style:paragraph-properties fo:text-align="center" style:justify-single-word="false"/>
      <style:text-properties fo:color="#70b8b8" loext:opacity="100%" style:font-name="Arial" fo:font-family="Arial"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e" style:family="paragraph" style:parent-style-name="Standard" style:next-style-name="Standard" loext:linked-style-name="Cita_20_Car">
      <style:text-properties fo:color="#000000" loext:opacity="100%" fo:font-style="italic" style:font-style-asian="italic" style:font-style-complex="italic">
        <loext:char-complex-color loext:theme-type="dark1" loext:color-type="theme"/>
      </style:text-properties>
    </style:style>
    <style:style style:name="Código" style:family="paragraph" style:parent-style-name="Standard" loext:linked-style-name="Código_20_Car">
      <style:paragraph-properties fo:margin-left="1.251cm" fo:margin-top="0cm" fo:margin-bottom="0cm" style:contextual-spacing="false" fo:line-height="100%"/>
      <style:text-properties fo:color="#0000cc"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_20_Odd" style:display-name="Header Odd" style:family="paragraph" style:parent-style-name="Footer">
      <style:paragraph-properties fo:padding-left="0cm" fo:padding-right="0cm" fo:padding-top="0cm" fo:padding-bottom="0.035cm" fo:border-left="none" fo:border-right="none" fo:border-top="none" fo:border-bottom="1.5pt solid #70b8b8">
        <style:tab-stops>
          <style:tab-stop style:position="15cm" style:type="right"/>
        </style:tab-stops>
      </style:paragraph-properties>
      <style:text-properties fo:color="#777772" loext:opacity="100%" style:font-name-asian="Calibri1" style:font-family-asian="Calibri" style:font-family-generic-asian="system" style:font-pitch-asian="variable" style:font-name-complex="Calibri1" style:font-family-complex="Calibri" style:font-family-generic-complex="system" style:font-pitch-complex="variable"/>
    </style:style>
    <style:style style:name="No_20_Spacing" style:display-name="No Spacing" style:family="paragraph">
      <style:paragraph-properties fo:margin-top="0cm" fo:margin-bottom="0cm" style:contextual-spacing="false" fo:line-height="100%" fo:text-align="justify" style:justify-single-word="false" fo:orphans="2" fo:widows="2" style:writing-mode="lr-tb"/>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ooter_20_Even" style:display-name="Footer Even" style:family="paragraph" style:parent-style-name="Footer">
      <style:paragraph-properties fo:padding-left="0cm" fo:padding-right="0cm" fo:padding-top="0.035cm" fo:padding-bottom="0cm" fo:border-left="none" fo:border-right="none" fo:border-top="1.5pt solid #70b8b8" fo:border-bottom="none">
        <style:tab-stops>
          <style:tab-stop style:position="15cm" style:type="right"/>
        </style:tab-stops>
      </style:paragraph-properties>
      <style:text-properties fo:color="#777772" loext:opacity="100%" fo:font-size="10pt" style:font-size-asian="10pt"/>
    </style:style>
    <style:style style:name="Subtítulo2" style:family="paragraph" style:parent-style-name="Subtitle" loext:linked-style-name="Subtítulo2_20_Car">
      <style:text-properties fo:font-style="normal" fo:font-weight="bold" style:font-style-asian="normal"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Título_20_2_20_Car" style:display-name="Título 2 Car" style:family="text" style:parent-style-name="Default_20_Paragraph_20_Font_20__28_WW_29_" loext:linked-style-name="Heading_20_2">
      <style:text-properties fo:color="#70b8b8"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Car" style:display-name="Título Car" style:family="text" style:parent-style-name="Default_20_Paragraph_20_Font_20__28_WW_29_" loext:linked-style-name="Title">
      <style:text-properties fo:color="#000000" loext:opacity="100%" style:font-name="Arial" fo:font-family="Arial" style:font-family-generic="roman" style:font-pitch="variable" fo:font-size="24pt" fo:letter-spacing="0.009cm" style:letter-kerning="true" style:font-name-asian="+mn-ea" style:font-family-asian="+mn-ea" style:font-family-generic-asian="system" style:font-pitch-asian="variable" style:font-size-asian="24pt" style:font-name-complex="+mn-cs" style:font-family-complex="+mn-cs" style:font-family-generic-complex="system" style:font-pitch-complex="variable" style:font-size-complex="24pt"/>
    </style:style>
    <style:style style:name="Subtítulo_20_Car" style:display-name="Subtítulo Car" style:family="text" style:parent-style-name="Default_20_Paragraph_20_Font_20__28_WW_29_" loext:linked-style-name="Subtitle">
      <style:text-properties fo:color="#70b8b8" loext:opacity="100%" style:font-name="Arial" fo:font-family="Arial"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exto_20_de_20_globo_20_Car" style:display-name="Texto de globo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_20__28_WW_29_" loext:linked-style-name="Heading_20_1">
      <style:text-properties fo:color="#70b8b8" loext:opacity="1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ita_20_Car" style:display-name="Cita Car" style:family="text" style:parent-style-name="Default_20_Paragraph_20_Font_20__28_WW_29_" loext:linked-style-name="Quote">
      <style:text-properties fo:color="#000000" loext:opacity="100%" fo:font-style="italic" style:font-style-asian="italic" style:font-style-complex="italic">
        <loext:char-complex-color loext:theme-type="dark1" loext:color-type="theme"/>
      </style:text-properties>
    </style:style>
    <style:style style:name="Título_20_3_20_Car" style:display-name="Título 3 Car" style:family="text" style:parent-style-name="Default_20_Paragraph_20_Font_20__28_WW_29_" loext:linked-style-name="Heading_20_3">
      <style:text-properties fo:color="#70b8b8"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Código_20_Car" style:display-name="Código Car" style:family="text" style:parent-style-name="Default_20_Paragraph_20_Font_20__28_WW_29_" loext:linked-style-name="Código">
      <style:text-properties fo:color="#0000cc"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style>
    <style:style style:name="Encabezado_20_Car" style:display-name="Encabezado Car" style:family="text" style:parent-style-name="Default_20_Paragraph_20_Font_20__28_WW_29_" loext:linked-style-name="Header"/>
    <style:style style:name="Pie_20_de_20_página_20_Car" style:display-name="Pie de página Car" style:family="text" style:parent-style-name="Default_20_Paragraph_20_Font_20__28_WW_29_" loext:linked-style-name="Footer"/>
    <style:style style:name="Placeholder_20_Text" style:display-name="Placeholder Text" style:family="text" style:parent-style-name="Default_20_Paragraph_20_Font_20__28_WW_29_">
      <style:text-properties fo:color="#808080" loext:opacity="100%"/>
    </style:style>
    <style:style style:name="Título_20_4_20_Car" style:display-name="Título 4 Car" style:family="text" style:parent-style-name="Default_20_Paragraph_20_Font_20__28_WW_29_" loext:linked-style-name="Heading_20_4">
      <style:text-properties fo:color="#70b8b8"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Subtítulo2_20_Car" style:display-name="Subtítulo2 Car" style:family="text" style:parent-style-name="Subtítulo_20_Car" loext:linked-style-name="Subtítulo2">
      <style:text-properties fo:color="#70b8b8" loext:opacity="100%" style:font-name="Arial" fo:font-family="Arial" style:font-family-generic="roman" style:font-pitch="variable" fo:font-size="12pt" fo:letter-spacing="0.026cm" fo:font-style="normal" fo:font-weight="bold" style:font-name-asian="Calibri1" style:font-family-asian="Calibri" style:font-family-generic-asian="system" style:font-pitch-asian="variable" style:font-size-asian="12pt" style:font-style-asian="normal" style:font-weight-asian="bold" style:font-name-complex="DejaVu Sans" style:font-family-complex="'DejaVu Sans'" style:font-family-generic-complex="system" style:font-pitch-complex="variable" style:font-size-complex="12pt" style:font-style-complex="italic"/>
    </style:style>
    <style:style style:name="line_20_number" style:display-name="line number"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Marlett"/>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Marlett"/>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Marlett"/>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s" number:country="ES">
      <number:year number:style="long"/>
    </number:date-style>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3" style:family="table">
      <style:table-properties style:width="0.834cm" fo:margin-top="0cm" fo:margin-bottom="0cm" table:align="margins" style:writing-mode="lr-tb"/>
    </style:style>
    <style:style style:name="Table3.A" style:family="table-column">
      <style:table-column-properties style:column-width="0.834cm" style:rel-column-width="65535*"/>
    </style:style>
    <style:style style:name="Table3.1" style:family="table-row">
      <style:table-row-properties style:min-row-height="10.502cm" fo:keep-together="always"/>
    </style:style>
    <style:style style:name="Table3.A1" style:family="table-cell">
      <style:table-cell-properties fo:padding-left="0.191cm" fo:padding-right="0.191cm" fo:padding-top="0cm" fo:padding-bottom="0cm" fo:border="none" loext:writing-mode="bt-lr"/>
    </style:style>
    <style:style style:name="Table3.2" style:family="table-row">
      <style:table-row-properties fo:keep-together="always"/>
    </style:style>
    <style:style style:name="Table3.A2" style:family="table-cell">
      <style:table-cell-properties fo:padding-left="0.191cm" fo:padding-right="0.191cm" fo:padding-top="0cm" fo:padding-bottom="0cm" fo:border="none" style:writing-mode="lr-tb"/>
    </style:style>
    <style:style style:name="Table2" style:family="table">
      <style:table-properties style:width="0.834cm" fo:margin-top="0cm" fo:margin-bottom="0cm" table:align="margins" style:writing-mode="lr-tb"/>
    </style:style>
    <style:style style:name="Table2.A" style:family="table-column">
      <style:table-column-properties style:column-width="0.834cm" style:rel-column-width="65535*"/>
    </style:style>
    <style:style style:name="Table2.1" style:family="table-row">
      <style:table-row-properties style:min-row-height="10.502cm" fo:keep-together="always"/>
    </style:style>
    <style:style style:name="Table2.A1" style:family="table-cell">
      <style:table-cell-properties fo:padding-left="0.191cm" fo:padding-right="0.191cm" fo:padding-top="0cm" fo:padding-bottom="0cm" fo:border="none" loext:writing-mode="bt-lr"/>
    </style:style>
    <style:style style:name="Table2.2" style:family="table-row">
      <style:table-row-properties fo:keep-together="always"/>
    </style:style>
    <style:style style:name="Table2.A2" style:family="table-cell">
      <style:table-cell-properties fo:padding-left="0.191cm" fo:padding-right="0.191cm" fo:padding-top="0cm" fo:padding-bottom="0cm" fo:border="none" style:writing-mode="lr-tb"/>
    </style:style>
    <style:style style:name="MP1" style:family="paragraph" style:parent-style-name="Header_20_Odd">
      <style:paragraph-properties>
        <style:tab-stops>
          <style:tab-stop style:position="7.502cm" style:type="center"/>
          <style:tab-stop style:position="15cm" style:type="right"/>
        </style:tab-stops>
      </style:paragraph-properties>
    </style:style>
    <style:style style:name="MP2" style:family="paragraph" style:parent-style-name="Footer_20_Even">
      <style:paragraph-properties fo:margin-left="0.199cm" fo:margin-right="0.199cm" fo:margin-top="0cm" fo:margin-bottom="0cm" style:contextual-spacing="false" fo:orphans="2" fo:widows="2" fo:padding="0cm" fo:border="none">
        <style:tab-stops>
          <style:tab-stop style:position="10.045cm"/>
          <style:tab-stop style:position="15cm" style:type="right"/>
        </style:tab-stops>
      </style:paragraph-properties>
      <style:text-properties style:font-name="Calibri" fo:language="es" fo:country="ES" style:letter-kerning="false" style:font-name-asian="Calibri1" style:language-asian="en" style:country-asian="US" style:font-size-complex="11pt" style:language-complex="ar" style:country-complex="SA"/>
    </style:style>
    <style:style style:name="MP3" style:family="paragraph" style:parent-style-name="Footer_20_Even">
      <style:paragraph-properties fo:margin-top="0cm" fo:margin-bottom="0cm" style:contextual-spacing="false" fo:orphans="2" fo:widows="2">
        <style:tab-stops>
          <style:tab-stop style:position="10.045cm"/>
          <style:tab-stop style:position="15cm" style:type="right"/>
        </style:tab-stops>
      </style:paragraph-properties>
      <style:text-properties style:font-name="Calibri" fo:language="es" fo:country="ES" style:letter-kerning="false" style:font-name-asian="Calibri1" style:language-asian="en" style:country-asian="US" style:font-size-complex="11pt" style:language-complex="ar" style:country-complex="SA"/>
    </style:style>
    <style:style style:name="MT1" style:family="text">
      <style:text-properties fo:font-weight="bold" style:font-weight-asian="bold"/>
    </style:style>
    <style:style style:name="Mfr1" style:family="graphic" style:parent-style-name="Frame">
      <style:graphic-properties fo:margin-left="0.25cm" fo:margin-right="1cm" fo:margin-top="0cm" fo:margin-bottom="0cm" style:vertical-pos="from-top" style:vertical-rel="page" style:horizontal-pos="center" style:horizontal-rel="page" draw:opacity="0%" fo:padding="0cm" fo:border="none" style:flow-with-text="true"/>
    </style:style>
    <style:style style:name="Mfr2" style:family="graphic" style:parent-style-name="Frame">
      <style:graphic-properties fo:margin-left="1cm" fo:margin-right="0.25cm" fo:margin-top="0cm" fo:margin-bottom="0cm" style:vertical-pos="from-top" style:vertical-rel="page" style:horizontal-pos="center" style:horizontal-rel="page" draw:opacity="0%" fo:padding="0cm" fo:border="none" style:flow-with-text="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3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Odd"><text:tab/><loext:content-control loext:plain-text="true" loext:alias="Asunto" loext:id="-527794663">Diseño de Infraestructuras de Redes</loext:content-control>: <loext:content-control loext:plain-text="true" loext:alias="Título" loext:id="-645896349">Configuración de VTP para distribuir VLANs</loext:content-control></text:p>
      </style:header>
      <style:header-left>
        <text:p text:style-name="MP1"><loext:content-control loext:plain-text="true" loext:alias="Asunto" loext:id="988442894">Diseño de Infraestructuras de Redes</loext:content-control>: <loext:content-control loext:plain-text="true" loext:alias="Título" loext:id="1909717688">Configuración de VTP para distribuir VLANs</loext:content-control></text:p>
      </style:header-left>
      <style:footer>
        <text:p text:style-name="Footer_20_Even"><draw:frame draw:style-name="Mfr1" draw:name="Frame2" text:anchor-type="paragraph" svg:y="17.413cm" svg:width="0.834cm" draw:z-index="6" loext:may-break-between-pages="true"><draw:text-box fo:min-height="0.041cm"><table:table table:name="Table3" table:style-name="Table3"><table:table-column table:style-name="Table3.A"/><table:table-row table:style-name="Table3.1"><table:table-cell table:style-name="Table3.A1" office:value-type="string"><text:p text:style-name="MP2" loext:marker-style-name="MT1"><loext:content-control loext:plain-text="true" loext:alias="Compañía" loext:id="-1514756553"><text:span text:style-name="MT1">Universidad de Málaga</text:span></loext:content-control><text:span text:style-name="MT1">: </text:span><loext:content-control loext:plain-text="true" loext:alias="Comentarios" loext:id="-40519600"><text:span text:style-name="MT1">Grado de Ingeniería de Computadores</text:span></loext:content-control></text:p></table:table-cell></table:table-row><table:table-row table:style-name="Table3.2"><table:table-cell table:style-name="Table3.A2" office:value-type="string"><text:p text:style-name="MP3" loext:marker-style-name="MT1"><text:span text:style-name="MT1"><text:page-number text:select-page="current">7</text:page-number></text:span></text:p></table:table-cell></table:table-row></table:table></draw:text-box></draw:frame><loext:content-control loext:plain-text="true" loext:alias="Autor" loext:id="996230287">Guillermo Pérez Trabado</loext:content-control> ©<text:date style:data-style-name="N10111" text:date-value="2024-04-10T00:04:13.537396551">2024</text:date></text:p>
      </style:footer>
      <style:footer-left>
        <text:p text:style-name="Footer_20_Even"><draw:frame draw:style-name="Mfr2" draw:name="Frame1" text:anchor-type="paragraph" svg:y="17.413cm" svg:width="0.834cm" draw:z-index="2" loext:may-break-between-pages="true"><draw:text-box fo:min-height="0.041cm"><table:table table:name="Table2" table:style-name="Table2"><table:table-column table:style-name="Table2.A"/><table:table-row table:style-name="Table2.1"><table:table-cell table:style-name="Table2.A1" office:value-type="string"><text:p text:style-name="MP2" loext:marker-style-name="MT1"><loext:content-control loext:plain-text="true" loext:alias="Compañía" loext:id="1780447218"><text:span text:style-name="MT1">Universidad de Málaga</text:span></loext:content-control><text:span text:style-name="MT1">: </text:span><loext:content-control loext:plain-text="true" loext:alias="Comentarios" loext:id="-652222845"><text:span text:style-name="MT1">Grado de Ingeniería de Computadores</text:span></loext:content-control></text:p></table:table-cell></table:table-row><table:table-row table:style-name="Table2.2"><table:table-cell table:style-name="Table2.A2" office:value-type="string"><text:p text:style-name="MP3" loext:marker-style-name="MT1"><text:span text:style-name="MT1"><text:page-number text:select-page="current">6</text:page-number></text:span></text:p></table:table-cell></table:table-row></table:table></draw:text-box></draw:frame><text:tab/><loext:content-control loext:plain-text="true" loext:alias="Autor" loext:id="-1826511115">Guillermo Pérez Trabado</loext:content-control> ©2016</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nfiguración de VTP para distribuir VLANs</dc:title>
    <dc:subject>Diseño de Infraestructuras de Redes</dc:subject>
    <meta:initial-creator>Guillermo Pérez Trabado</meta:initial-creator>
    <dc:description>Grado de Ingeniería de Computadores</dc:description>
    <meta:editing-cycles>11</meta:editing-cycles>
    <meta:print-date>2024-03-20T17:38:00</meta:print-date>
    <meta:creation-date>2024-03-20T14:22:00</meta:creation-date>
    <dc:date>2024-04-10T00:04:13.344756352</dc:date>
    <meta:editing-duration>PT15H48M47S</meta:editing-duration>
    <meta:generator>LibreOffice/7.6.6.3$Linux_X86_64 LibreOffice_project/60$Build-3</meta:generator>
    <meta:document-statistic meta:table-count="3" meta:image-count="0" meta:object-count="0" meta:page-count="7" meta:paragraph-count="187" meta:word-count="2520" meta:character-count="15973" meta:non-whitespace-character-count="12662"/>
    <meta:user-defined meta:name="AppVersion">16.0000</meta:user-defined>
    <meta:user-defined meta:name="Company">Universidad de Málaga</meta:user-defined>
    <meta:template xlink:type="simple" xlink:actuate="onRequest" xlink:title="Normal.dotm" xlink:href=""/>
  </office:meta>
</office:document-meta>
</file>